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A6000001014C5EA3554F534F5C.png" manifest:media-type="image/png"/>
  <manifest:file-entry manifest:full-path="Pictures/1000000000000780000004388847733ED2C9088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-title">
      <style:graphic-properties fo:min-height="2.572cm"/>
    </style:style>
    <style:style style:name="P1" style:family="paragraph">
      <loext:graphic-properties draw:fill-color="#ffffff"/>
      <style:text-properties style:font-size-asian="32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5cm" fo:margin-bottom="0cm" fo:text-indent="0cm"/>
    </style:style>
    <style:style style:name="P4" style:family="paragraph">
      <style:paragraph-properties fo:text-align="center"/>
    </style:style>
    <style:style style:name="T1" style:family="text">
      <style:text-properties style:font-size-asian="32pt"/>
    </style:style>
    <style:style style:name="T2" style:family="text">
      <style:text-properties style:font-name="FreeMono1" style:font-size-asian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基础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第</text:span><text:span text:style-name="T1">1</text:span><text:span text:style-name="T1">讲 </text:span><text:span text:style-name="T2">准备工作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准备工作</text:p>
          </draw:text-box>
        </draw:frame>
        <draw:frame presentation:style-name="pr4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下载安装镜像。</text:p>
              </text:list-item>
              <text:list-item>
                <text:p>选择一种安装方式：</text:p>
                <text:list>
                  <text:list-item>
                    <text:p>虚拟机</text:p>
                  </text:list-item>
                  <text:list-item>
                    <text:p>物理机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准备工作</text:p>
          </draw:text-box>
        </draw:frame>
        <draw:frame presentation:style-name="pr4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虚拟机选择：</text:p>
                <text:list>
                  <text:list-item>
                    <text:p>Virtualbox</text:p>
                  </text:list-item>
                  <text:list-item>
                    <text:p>Vmware</text:p>
                  </text:list-item>
                </text:list>
              </text:list-item>
              <text:list-item>
                <text:p>推荐使用virtualbox，开源软件，可免费使用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virtualbox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3">Virutalbox是一款开源的虚拟机软件。</text:p>
              </text:list-item>
              <text:list-item>
                <text:p text:style-name="P3">由Sun Microsystems公司出品。</text:p>
              </text:list-item>
              <text:list-item>
                <text:p>Sun被Oracle收购以后，Virtualbox也属于Oracle所有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2.572cm" svg:x="1.4cm" svg:y="0.628cm" presentation:class="title" presentation:user-transformed="true">
          <draw:text-box>
            <text:p>virtualbox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下载网址：https://www.virtualbox.org/wiki/Download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安装虚拟机之前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进入UEFI（BIOS）开启Virtual Technology（VT）。</text:p>
              </text:list-item>
              <text:list-item>
                <text:p>虚拟机用到了处理器的虚拟化技术，需要开启此选项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2.572cm" svg:x="1.4cm" svg:y="0.628cm" presentation:class="title">
          <draw:text-box>
            <text:p>物理机安装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启动盘制作工具网址：https://rufus.ie/</text:p>
              </text:list-item>
            </text:list>
          </draw:text-box>
        </draw:frame>
        <draw:frame draw:style-name="gr2" draw:text-style-name="P4" draw:layer="layout" svg:width="19.769cm" svg:height="5.439cm" svg:x="4.431cm" svg:y="6.961cm">
          <draw:image xlink:href="Pictures/10000201000003A6000001014C5EA3554F534F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8847733ED2C9088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6:41:56.288919712</meta:creation-date>
    <dc:date>2019-02-26T15:31:56.916250868</dc:date>
    <meta:editing-duration>PT1H34M49S</meta:editing-duration>
    <meta:editing-cycles>51</meta:editing-cycles>
    <meta:generator>LibreOffice/6.0.7.3$Linux_X86_64 LibreOffice_project/00m0$Build-3</meta:generator>
    <meta:document-statistic meta:object-count="50"/>
  </office:meta>
</office:document-meta>
</file>